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sh Graph Template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5.4cm" svg:height="16.741cm" svg:x="1.2cm" svg:y="4.91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7T09:43:21.004335063</meta:creation-date>
    <dc:date>2015-11-23T07:16:13.962736679</dc:date>
    <meta:editing-duration>PT36M57S</meta:editing-duration>
    <meta:editing-cycles>10</meta:editing-cycles>
    <meta:generator>LibreOffice/4.2.8.2$Linux_X86_64 LibreOffice_project/420m0$Build-2</meta:generator>
    <meta:document-statistic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CA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leave-gap" chart:sort-by-x-values="true" chart:right-angled-axes="true"/>
    </style:style>
    <style:style style:name="ch5" style:family="chart" style:data-style-name="N10000">
      <style:chart-properties chart:display-label="true" chart:tick-marks-minor-inner="true" chart:tick-marks-minor-outer="false" chart:logarithmic="false" chart:reverse-direction="false" text:line-break="false" chart:label-arrangement="stagger-odd" chart:link-data-style-to-source="false" chart:axis-position="start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36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401cm" svg:height="16.742cm" xlink:href="." xlink:type="simple" chart:class="chart:line" chart:style-name="ch1">
        <chart:title svg:x="10.937cm" svg:y="0.47cm" chart:style-name="ch2">
          <text:p>time -temp graph</text:p>
        </chart:title>
        <chart:legend chart:legend-position="end" svg:x="23.025cm" svg:y="7.574cm" style:legend-expansion="high" chart:style-name="ch3"/>
        <chart:plot-area chart:style-name="ch4" chart:data-source-has-labels="both" svg:x="2.254cm" svg:y="2.758cm" svg:width="21.874cm" svg:height="11.073cm">
          <chartooo:coordinate-region svg:x="3.061cm" svg:y="2.957cm" svg:width="21.067cm" svg:height="10.227cm"/>
          <chart:axis chart:dimension="x" chart:name="primary-x" chart:style-name="ch5" chartooo:axis-type="auto">
            <chartooo:date-scale/>
            <chart:title svg:x="12.113cm" svg:y="14.563cm" chart:style-name="ch6">
              <text:p>time elapsed</text:p>
            </chart:title>
            <chart:categories table:cell-range-address="local-table.$A$2:.$A$14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1.186cm" svg:y="9.224cm" chart:style-name="ch10">
              <text:p>temperature</text:p>
            </chart:title>
            <chart:grid chart:style-name="ch7" chart:class="major"/>
            <chart:grid chart:style-name="ch7" chart:class="minor"/>
          </chart:axis>
          <chart:axis chart:dimension="y" chart:name="secondary-y" chart:style-name="ch11"/>
          <chart:series chart:attached-axis="secondary-y" chart:style-name="ch12" chart:values-cell-range-address="local-table.$B$2:.$B$14" chart:label-cell-address="local-table.$B$1" chart:class="chart:line">
            <chart:data-point chart:repeated="13"/>
          </chart:series>
          <chart:series chart:attached-axis="secondary-y" chart:style-name="ch13" chart:values-cell-range-address="local-table.$C$2:.$C$14" chart:label-cell-address="local-table.$C$1" chart:class="chart:line">
            <chart:data-point chart:repeated="13"/>
          </chart:series>
          <chart:series chart:attached-axis="primary-y" chart:style-name="ch14" chart:values-cell-range-address="local-table.$D$2:.$D$14" chart:label-cell-address="local-table.$D$1" chart:class="chart:line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text:list>
                  <text:list-item>
                    <text:p>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</text:p>
                <text:list>
                  <text:list-item>
                    <text:p>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</text:p>
                <text:list>
                  <text:list-item>
                    <text:p>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0</text:p>
                <text:list>
                  <text:list-item>
                    <text:p>3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60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0</text:p>
                <text:list>
                  <text:list-item>
                    <text:p>4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>5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  <text:list>
                  <text:list-item>
                    <text:p>6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  <text:list>
                  <text:list-item>
                    <text:p>7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  <text:list>
                  <text:list-item>
                    <text:p>8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  <text:list>
                  <text:list-item>
                    <text:p>9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>10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  <text:list>
                  <text:list-item>
                    <text:p>1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  <text:list>
                  <text:list-item>
                    <text:p>1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